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system-ui" svg:font-family="system-ui, Ubuntu, 'Droid Sans', sans-serif"/>
  </office:font-face-decls>
  <office:automatic-styles>
    <style:style style:name="Tabela1" style:family="table">
      <style:table-properties style:width="16.76cm" fo:margin-left="0cm" table:align="left" fo:background-color="transparent" style:writing-mode="lr-tb">
        <style:background-image/>
      </style:table-properties>
    </style:style>
    <style:style style:name="Tabela1.A" style:family="table-column">
      <style:table-column-properties style:column-width="2.083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10.308cm"/>
    </style:style>
    <style:style style:name="Tabela1.D" style:family="table-column">
      <style:table-column-properties style:column-width="2.87cm"/>
    </style:style>
    <style:style style:name="Tabela1.1" style:family="table-row">
      <style:table-row-properties style:min-row-height="0.002cm" fo:background-color="transparent" fo:keep-together="auto">
        <style:background-image/>
      </style:table-row-properties>
    </style:style>
    <style:style style:name="Tabela1.A1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4.997cm" fo:margin-left="1.296cm" table:align="left" fo:background-color="transparent" style:writing-mode="lr-tb">
        <style:background-image/>
      </style:table-properties>
    </style:style>
    <style:style style:name="Tabela2.A" style:family="table-column">
      <style:table-column-properties style:column-width="2.891cm"/>
    </style:style>
    <style:style style:name="Tabela2.B" style:family="table-column">
      <style:table-column-properties style:column-width="12.106cm"/>
    </style:style>
    <style:style style:name="Tabela2.1" style:family="table-row">
      <style:table-row-properties fo:background-color="transparent" fo:keep-together="auto">
        <style:background-image/>
      </style:table-row-properties>
    </style:style>
    <style:style style:name="Tabela2.A1" style:family="table-cell">
      <style:table-cell-properties style:vertical-align="middle" fo:padding="0.097cm" fo:border-left="0.75pt solid #666666" fo:border-right="none" fo:border-top="0.75pt solid #666666" fo:border-bottom="0.75pt solid #666666" style:writing-mode="lr-tb"/>
    </style:style>
    <style:style style:name="Tabela2.B1" style:family="table-cell">
      <style:table-cell-properties style:vertical-align="middle" fo:padding="0.097cm" fo:border="0.75pt solid #666666" style:writing-mode="lr-tb"/>
    </style:style>
    <style:style style:name="Tabela2.A2" style:family="table-cell">
      <style:table-cell-properties style:vertical-align="middle" fo:padding="0.097cm" fo:border-left="0.75pt solid #666666" fo:border-right="none" fo:border-top="none" fo:border-bottom="0.75pt solid #666666" style:writing-mode="lr-tb"/>
    </style:style>
    <style:style style:name="Tabela2.B2" style:family="table-cell">
      <style:table-cell-properties style:vertical-align="middle" fo:padding="0.097cm" fo:border-left="0.75pt solid #666666" fo:border-right="0.75pt solid #666666" fo:border-top="none" fo:border-bottom="0.75pt solid #666666" style:writing-mode="lr-tb"/>
    </style:style>
    <style:style style:name="Tabela2.5" style:family="table-row">
      <style:table-row-properties style:min-row-height="0.467cm" fo:background-color="transparent" fo:keep-together="auto">
        <style:background-image/>
      </style:table-row-properties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8pt" fo:language="pt" fo:country="BR" fo:font-weight="bold" style:font-size-asian="18pt" style:font-weight-asian="bold" style:font-name-complex="Arial" style:font-size-complex="18pt" style:font-weight-complex="bold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text-properties fo:language="pt" fo:country="BR"/>
    </style:style>
    <style:style style:name="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Standard">
      <style:paragraph-properties fo:text-align="center" style:justify-single-word="false"/>
      <style:text-properties fo:language="pt" fo:country="BR"/>
    </style:style>
    <style:style style:name="P11" style:family="paragraph" style:parent-style-name="Footer">
      <style:text-properties fo:language="pt" fo:country="BR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Title">
      <style:paragraph-properties fo:text-align="end" style:justify-single-word="false"/>
      <style:text-properties style:font-name="Liberation Serif" fo:language="pt" fo:country="BR"/>
    </style:style>
    <style:style style:name="P14" style:family="paragraph" style:parent-style-name="Heading">
      <style:paragraph-properties fo:text-align="end" style:justify-single-word="false"/>
      <style:text-properties style:font-name="Liberation Serif" fo:language="pt" fo:country="BR"/>
    </style:style>
    <style:style style:name="P15" style:family="paragraph" style:parent-style-name="Standard">
      <style:paragraph-properties fo:text-align="end" style:justify-single-word="false"/>
      <style:text-properties style:font-name="Liberation Serif" fo:language="pt" fo:country="BR"/>
    </style:style>
    <style:style style:name="P16" style:family="paragraph" style:parent-style-name="Heading">
      <style:paragraph-properties fo:break-before="page"/>
      <style:text-properties style:font-name="Liberation Serif" fo:language="pt" fo:country="BR"/>
    </style:style>
    <style:style style:name="P17" style:family="paragraph" style:parent-style-name="InfoBlue">
      <style:text-properties style:font-name="Liberation Serif" fo:language="pt" fo:country="BR"/>
    </style:style>
    <style:style style:name="P18" style:family="paragraph" style:parent-style-name="Standard">
      <style:text-properties style:font-name="Liberation Serif" fo:language="pt" fo:country="BR"/>
    </style:style>
    <style:style style:name="P19" style:family="paragraph" style:parent-style-name="Standard">
      <style:paragraph-properties fo:text-align="start" style:justify-single-word="false"/>
      <style:text-properties style:font-name="Liberation Serif" fo:language="pt" fo:country="BR" fo:font-weight="bold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cm" fo:margin-right="0cm" style:line-height-at-least="0.423cm" fo:text-align="start" style:justify-single-word="false" fo:orphans="0" fo:widows="0" fo:text-indent="0cm" style:auto-text-indent="false" fo:background-color="transparent" style:text-autospace="none" style:writing-mode="lr-tb"/>
      <style:text-properties style:font-name="Liberation Serif" fo:language="pt" fo:country="BR" fo:font-weight="bold" style:font-weight-asian="bold" style:font-weight-complex="bold"/>
    </style:style>
    <style:style style:name="P21" style:family="paragraph" style:parent-style-name="Tabletext">
      <style:paragraph-properties fo:text-align="center" style:justify-single-word="false"/>
      <style:text-properties style:font-name="Liberation Serif" fo:language="pt" fo:country="BR" fo:font-weight="bold" style:font-weight-asian="bold" style:font-weight-complex="bold"/>
    </style:style>
    <style:style style:name="P22" style:family="paragraph" style:parent-style-name="Text_20_body">
      <style:text-properties style:font-name="Liberation Serif" fo:language="pt" fo:country="BR" fo:font-weight="bold" style:font-weight-asian="bold" style:font-weight-complex="bold"/>
    </style:style>
    <style:style style:name="P23" style:family="paragraph" style:parent-style-name="Tabletext">
      <style:paragraph-properties fo:text-align="center" style:justify-single-word="false" style:snap-to-layout-grid="false"/>
      <style:text-properties style:font-name="Liberation Serif" fo:language="pt" fo:country="BR"/>
    </style:style>
    <style:style style:name="P24" style:family="paragraph" style:parent-style-name="Tabletext">
      <style:text-properties style:font-name="Liberation Serif" fo:language="pt" fo:country="BR" officeooo:rsid="0023d9f9" officeooo:paragraph-rsid="0023d9f9"/>
    </style:style>
    <style:style style:name="P25" style:family="paragraph" style:parent-style-name="Tabletext">
      <style:paragraph-properties fo:text-align="center" style:justify-single-word="false"/>
      <style:text-properties style:font-name="Liberation Serif" fo:language="pt" fo:country="BR" officeooo:rsid="0023d9f9" officeooo:paragraph-rsid="0023d9f9"/>
    </style:style>
    <style:style style:name="P26" style:family="paragraph" style:parent-style-name="Tabletext">
      <style:paragraph-properties fo:text-align="center" style:justify-single-word="false" style:snap-to-layout-grid="false"/>
      <style:text-properties style:font-name="Liberation Serif" fo:language="pt" fo:country="BR" officeooo:rsid="0023d9f9" officeooo:paragraph-rsid="0023d9f9"/>
    </style:style>
    <style:style style:name="P27" style:family="paragraph" style:parent-style-name="Tabletext">
      <style:paragraph-properties style:snap-to-layout-grid="false"/>
      <style:text-properties style:font-name="Liberation Serif" fo:language="pt" fo:country="BR" officeooo:rsid="0023d9f9" officeooo:paragraph-rsid="0023d9f9"/>
    </style:style>
    <style:style style:name="P28" style:family="paragraph" style:parent-style-name="Tabletext">
      <style:text-properties style:font-name="Liberation Serif" fo:language="pt" fo:country="BR"/>
    </style:style>
    <style:style style:name="P29" style:family="paragraph" style:parent-style-name="Tabletext">
      <style:paragraph-properties style:snap-to-layout-grid="false"/>
      <style:text-properties style:font-name="Liberation Serif" fo:language="pt" fo:country="BR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Liberation Serif" fo:language="pt" fo:country="BR" officeooo:rsid="001a63d6" officeooo:paragraph-rsid="001a63d6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language="pt" fo:country="BR"/>
    </style:style>
    <style:style style:name="P32" style:family="paragraph" style:parent-style-name="Text_20_body">
      <style:text-properties style:font-name="Liberation Serif" fo:language="pt" fo:country="BR"/>
    </style:style>
    <style:style style:name="P33" style:family="paragraph" style:parent-style-name="infoblue">
      <style:text-properties style:font-name="Liberation Serif" fo:language="pt" fo:country="BR"/>
    </style:style>
    <style:style style:name="P34" style:family="paragraph" style:parent-style-name="infoblue">
      <style:paragraph-properties fo:margin-left="1.905cm" fo:margin-right="0cm" fo:text-indent="-0.635cm" style:auto-text-indent="false"/>
      <style:text-properties style:font-name="Liberation Serif" fo:language="pt" fo:country="BR"/>
    </style:style>
    <style:style style:name="P35" style:family="paragraph" style:parent-style-name="Standard">
      <style:paragraph-properties fo:text-align="start" style:justify-single-word="false" style:snap-to-layout-grid="false"/>
      <style:text-properties style:font-name="Liberation Serif" fo:font-size="10pt" fo:language="pt" fo:country="BR" officeooo:rsid="00267c52" officeooo:paragraph-rsid="00267c52" style:font-size-asian="10pt" style:font-size-complex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/>
      <style:text-properties style:font-name="Liberation Serif" fo:font-size="10pt" fo:language="pt" fo:country="BR" officeooo:rsid="00267c52" officeooo:paragraph-rsid="00267c52" style:font-size-asian="10pt" style:font-size-complex="10pt"/>
    </style:style>
    <style:style style:name="P37" style:family="paragraph" style:parent-style-name="Standard">
      <style:paragraph-properties fo:text-align="start" style:justify-single-word="false" style:snap-to-layout-grid="false"/>
      <style:text-properties style:font-name="Liberation Serif" fo:font-size="10pt" fo:language="pt" fo:country="BR" style:font-size-asian="10pt" style:font-size-complex="10pt"/>
    </style:style>
    <style:style style:name="P38" style:family="paragraph" style:parent-style-name="Standard">
      <style:paragraph-properties fo:text-align="justify" style:justify-single-word="false" style:snap-to-layout-grid="false"/>
      <style:text-properties style:font-name="Liberation Serif" fo:font-size="10pt" fo:language="pt" fo:country="BR" style:font-size-asian="10pt" style:font-size-complex="10pt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Liberation Serif" fo:font-size="10pt" fo:language="pt" fo:country="BR" style:font-size-asian="10pt" style:font-size-complex="10pt"/>
    </style:style>
    <style:style style:name="P40" style:family="paragraph" style:parent-style-name="Contents_20_1">
      <style:paragraph-properties>
        <style:tab-stops/>
      </style:paragraph-properties>
    </style:style>
    <style:style style:name="P41" style:family="paragraph" style:parent-style-name="Contents_20_2">
      <style:paragraph-properties>
        <style:tab-stops/>
      </style:paragraph-properties>
    </style:style>
    <style:style style:name="P42" style:family="paragraph" style:parent-style-name="Contents_20_3">
      <style:paragraph-properties>
        <style:tab-stops/>
      </style:paragraph-properties>
    </style:style>
    <style:style style:name="P43" style:family="paragraph" style:parent-style-name="Heading" style:master-page-name="Converter_20_1">
      <style:paragraph-properties style:page-number="auto"/>
      <style:text-properties style:font-name="Liberation Serif" fo:language="pt" fo:country="BR"/>
    </style:style>
    <style:style style:name="P44" style:family="paragraph" style:parent-style-name="Heading" style:list-style-name="">
      <style:text-properties style:font-name="Liberation Serif" fo:language="pt" fo:country="BR"/>
    </style:style>
    <style:style style:name="P45" style:family="paragraph" style:parent-style-name="Heading_20_1" style:master-page-name="">
      <loext:graphic-properties draw:fill="none"/>
      <style:paragraph-properties fo:margin-left="0cm" fo:margin-right="0cm" fo:margin-top="0.349cm" fo:margin-bottom="0.349cm" style:contextual-spacing="false" style:line-height-at-least="0.423cm" fo:orphans="0" fo:widows="0" fo:text-indent="0cm" style:auto-text-indent="false" style:page-number="auto" fo:background-color="transparent" fo:keep-with-next="always" style:text-autospace="none" style:writing-mode="lr-tb">
        <style:tab-stops/>
      </style:paragraph-properties>
      <style:text-properties style:font-name="Liberation Serif" fo:language="pt" fo:country="BR"/>
    </style:style>
    <style:style style:name="P46" style:family="paragraph" style:parent-style-name="Heading_20_1" style:master-page-name="">
      <loext:graphic-properties draw:fill="none"/>
      <style:paragraph-properties fo:margin-left="0cm" fo:margin-right="0cm" fo:margin-top="0.349cm" fo:margin-bottom="0.349cm" style:contextual-spacing="false" style:line-height-at-least="0.423cm" fo:orphans="0" fo:widows="0" fo:text-indent="0cm" style:auto-text-indent="false" style:page-number="auto" fo:background-color="transparent" fo:keep-with-next="always" style:text-autospace="none" style:writing-mode="lr-tb">
        <style:tab-stops/>
      </style:paragraph-properties>
      <style:text-properties style:font-name="Liberation Serif" fo:font-size="10pt" fo:language="pt" fo:country="BR" style:font-size-asian="10pt" style:font-size-complex="10pt"/>
    </style:style>
    <style:style style:name="P47" style:family="paragraph" style:parent-style-name="Heading_20_1">
      <loext:graphic-properties draw:fill="none"/>
      <style:paragraph-properties fo:margin-left="0cm" fo:margin-right="0cm" fo:margin-top="0.349cm" fo:margin-bottom="0.349cm" style:contextual-spacing="false" style:line-height-at-least="0.423cm" fo:orphans="0" fo:widows="0" fo:text-indent="0cm" style:auto-text-indent="false" fo:background-color="transparent" fo:keep-with-next="always" style:text-autospace="none" style:writing-mode="lr-tb">
        <style:tab-stops/>
      </style:paragraph-properties>
      <style:text-properties style:font-name="Liberation Serif" fo:font-size="10pt" fo:language="pt" fo:country="BR" style:font-size-asian="10pt" style:font-size-complex="10pt"/>
    </style:style>
    <style:style style:name="P48" style:family="paragraph" style:parent-style-name="Heading_20_2">
      <style:text-properties style:font-name="Liberation Serif" fo:language="pt" fo:country="BR"/>
    </style:style>
    <style:style style:name="P49" style:family="paragraph" style:parent-style-name="Heading_20_2">
      <style:paragraph-properties fo:margin-left="0cm" fo:margin-right="0cm" fo:text-indent="-0.019cm" style:auto-text-indent="false"/>
      <style:text-properties style:font-name="Liberation Serif" fo:language="pt" fo:country="BR"/>
    </style:style>
    <style:style style:name="P50" style:family="paragraph" style:parent-style-name="Heading_20_2">
      <style:paragraph-properties fo:margin-left="0cm" fo:margin-right="0cm" fo:text-indent="-0.019cm" style:auto-text-indent="false"/>
      <style:text-properties style:font-name="Liberation Serif" fo:font-size="10pt" fo:language="pt" fo:country="BR" style:font-size-asian="10pt" style:font-size-complex="10pt"/>
    </style:style>
    <style:style style:name="P51" style:family="paragraph" style:parent-style-name="Heading_20_3">
      <style:paragraph-properties fo:margin-left="0cm" fo:margin-right="0cm" fo:text-indent="-0.019cm" style:auto-text-indent="false"/>
      <style:text-properties style:font-name="Liberation Serif" fo:language="pt" fo:country="BR"/>
    </style:style>
    <style:style style:name="P52" style:family="paragraph" style:parent-style-name="InfoBlue" style:list-style-name="WW8Num13">
      <style:paragraph-properties fo:margin-left="0.635cm" fo:margin-right="0cm" fo:text-indent="0.616cm" style:auto-text-indent="false"/>
      <style:text-properties style:font-name="Liberation Serif" fo:language="pt" fo:country="BR"/>
    </style:style>
    <style:style style:name="P53" style:family="paragraph" style:parent-style-name="Text_20_body" style:list-style-name="WW8Num10">
      <style:paragraph-properties fo:text-align="justify" style:justify-single-word="false"/>
    </style:style>
    <style:style style:name="P54" style:family="paragraph" style:parent-style-name="infoblue" style:list-style-name="WW8Num43">
      <style:text-properties style:font-name="Liberation Serif" fo:language="pt" fo:country="BR"/>
    </style:style>
    <style:style style:name="T1" style:family="text">
      <style:text-properties officeooo:rsid="001b0c57"/>
    </style:style>
    <style:style style:name="T2" style:family="text">
      <style:text-properties officeooo:rsid="0021e70a"/>
    </style:style>
    <style:style style:name="T3" style:family="text">
      <style:text-properties officeooo:rsid="001a63d6"/>
    </style:style>
    <style:style style:name="T4" style:family="text">
      <style:text-properties officeooo:rsid="001cb875"/>
    </style:style>
    <style:style style:name="T5" style:family="text">
      <style:text-properties style:font-name="Symbol1" style:font-name-asian="Symbol1" style:font-name-complex="Symbol1"/>
    </style:style>
    <style:style style:name="T6" style:family="text">
      <style:text-properties style:font-name="Liberation Sans" style:font-name-asian="Symbol1" style:font-name-complex="Symbol1"/>
    </style:style>
    <style:style style:name="T7" style:family="text">
      <style:text-properties fo:language="pt" fo:country="B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15" style:family="text">
      <style:text-properties style:font-name-complex="Symbol1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language="pt" fo:country="BR"/>
    </style:style>
    <style:style style:name="T18" style:family="text">
      <style:text-properties officeooo:rsid="00276cc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Company"/>
        <text:variable-decl office:value-type="string" text:name="Version"/>
        <text:variable-decl office:value-type="float" text:name="Test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ubject>Sistema de Controle de Portarias e Comissões</text:subject></text:p>
      <text:p text:style-name="P13"><text:bookmark-start text:name="__RefHeading___Toc507_2504938150"/><text:title>Plano de Desenvolvimento de Software</text:title><text:bookmark-end text:name="__RefHeading___Toc507_2504938150"/></text:p>
      <text:p text:style-name="P14"><text:span text:style-name="T12">Versão </text:span><text:span text:style-name="T12"><text:variable-set text:name="Version" office:value-type="string">2.0</text:variable-set></text:span></text:p>
      <text:p text:style-name="P15"/>
      <text:p text:style-name="P43">Histórico da Revisão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1">Data</text:p>
          </table:table-cell>
          <table:table-cell table:style-name="Tabela1.A1" office:value-type="string">
            <text:p text:style-name="P21">Versão</text:p>
          </table:table-cell>
          <table:table-cell table:style-name="Tabela1.A1" office:value-type="string">
            <text:p text:style-name="P21">Descrição</text:p>
          </table:table-cell>
          <table:table-cell table:style-name="Tabela1.A1" office:value-type="string">
            <text:p text:style-name="P21">Autor</text:p>
          </table:table-cell>
        </table:table-row>
        <table:table-row table:style-name="Tabela1.1">
          <table:table-cell table:style-name="Tabela1.A1" office:value-type="string">
            <text:p text:style-name="P24">30/07/2024</text:p>
          </table:table-cell>
          <table:table-cell table:style-name="Tabela1.A1" office:value-type="string">
            <text:p text:style-name="P25">1.0</text:p>
          </table:table-cell>
          <table:table-cell table:style-name="Tabela1.A1" office:value-type="string">
            <text:p text:style-name="P24">Plano de Desenvolvimento inicial. Arquivo em <text:span text:style-name="T14">markdown</text:span></text:p>
          </table:table-cell>
          <table:table-cell table:style-name="Tabela1.A1" office:value-type="string">
            <text:p text:style-name="P28">Ícaro Santos Aurich</text:p>
          </table:table-cell>
        </table:table-row>
        <table:table-row table:style-name="Tabela1.1">
          <table:table-cell table:style-name="Tabela1.A1" office:value-type="string">
            <text:p text:style-name="P27">18/07/2024</text:p>
          </table:table-cell>
          <table:table-cell table:style-name="Tabela1.A1" office:value-type="string">
            <text:p text:style-name="P26">2.0</text:p>
          </table:table-cell>
          <table:table-cell table:style-name="Tabela1.A1" office:value-type="string">
            <text:p text:style-name="P27">Altera o <text:span text:style-name="T13">template</text:span> desse documento e revisa o conteúdo das seções presentes da versão anterior.</text:p>
          </table:table-cell>
          <table:table-cell table:style-name="Tabela1.A1" office:value-type="string">
            <text:p text:style-name="P27">Anderson Passos Silva</text:p>
          </table:table-cell>
        </table:table-row>
        <table:table-row table:style-name="Tabela1.1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9"/>
          </table:table-cell>
        </table:table-row>
        <table:table-row table:style-name="Tabela1.1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3"/>
          </table:table-cell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9"/>
          </table:table-cell>
        </table:table-row>
      </table:table>
      <text:p text:style-name="P18"/>
      <text:p text:style-name="P16">Índice 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span> </text:index-entry-span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0"><text:a xlink:type="simple" xlink:href="#__RefHeading___Toc18207458" text:style-name="Index_20_Link" text:visited-style-name="Index_20_Link"><text:span text:style-name="T16">1. <text:s/>Introdução 4</text:span></text:a></text:p>
          <text:p text:style-name="P41"><text:a xlink:type="simple" xlink:href="#__RefHeading___Toc18207459" text:style-name="Index_20_Link" text:visited-style-name="Index_20_Link"><text:span text:style-name="T16">1.1 <text:s/>Finalidade 4</text:span></text:a></text:p>
          <text:p text:style-name="P41"><text:a xlink:type="simple" xlink:href="#__RefHeading___Toc18207460" text:style-name="Index_20_Link" text:visited-style-name="Index_20_Link"><text:span text:style-name="T16">1.2 <text:s/>Escopo 4</text:span></text:a></text:p>
          <text:p text:style-name="P41"><text:a xlink:type="simple" xlink:href="#__RefHeading___Toc18207461" text:style-name="Index_20_Link" text:visited-style-name="Index_20_Link"><text:span text:style-name="T16">1.3 <text:s/>Definições, Acrônimos e Abreviações 5</text:span></text:a></text:p>
          <text:p text:style-name="P41"><text:a xlink:type="simple" xlink:href="#__RefHeading___Toc18207462" text:style-name="Index_20_Link" text:visited-style-name="Index_20_Link"><text:span text:style-name="T16">1.4 <text:s/>Referências 5</text:span></text:a></text:p>
          <text:p text:style-name="P41"><text:a xlink:type="simple" xlink:href="#__RefHeading___Toc18207463" text:style-name="Index_20_Link" text:visited-style-name="Index_20_Link"><text:span text:style-name="T16">1.5 <text:s/>Visão Geral 5</text:span></text:a></text:p>
          <text:p text:style-name="P40"><text:a xlink:type="simple" xlink:href="#__RefHeading___Toc18207464" text:style-name="Index_20_Link" text:visited-style-name="Index_20_Link"><text:span text:style-name="T16">2. <text:s/>Visão Geral do Projeto 6</text:span></text:a></text:p>
          <text:p text:style-name="P41"><text:a xlink:type="simple" xlink:href="#__RefHeading___Toc18207465" text:style-name="Index_20_Link" text:visited-style-name="Index_20_Link"><text:span text:style-name="T16">2.1 <text:s/>Finalidade, Escopo e Objetivos do Projeto 6</text:span></text:a></text:p>
          <text:p text:style-name="P41"><text:a xlink:type="simple" xlink:href="#__RefHeading___Toc18207466" text:style-name="Index_20_Link" text:visited-style-name="Index_20_Link"><text:span text:style-name="T16">2.2 <text:s/>Suposições e Restrições 6</text:span></text:a></text:p>
          <text:p text:style-name="P41"><text:a xlink:type="simple" xlink:href="#__RefHeading___Toc18207467" text:style-name="Index_20_Link" text:visited-style-name="Index_20_Link"><text:span text:style-name="T16">2.3 <text:s/>Produtos Liberados do Projeto 6</text:span></text:a></text:p>
          <text:p text:style-name="P41"><text:a xlink:type="simple" xlink:href="#__RefHeading___Toc18207468" text:style-name="Index_20_Link" text:visited-style-name="Index_20_Link"><text:span text:style-name="T16">2.4 <text:s/>Evolução do Plano de Desenvolvimento de Software 6</text:span></text:a></text:p>
          <text:p text:style-name="P40"><text:a xlink:type="simple" xlink:href="#__RefHeading___Toc18207469" text:style-name="Index_20_Link" text:visited-style-name="Index_20_Link"><text:span text:style-name="T16">3. <text:s/>Organização do Projeto 6</text:span></text:a></text:p>
          <text:p text:style-name="P41"><text:a xlink:type="simple" xlink:href="#__RefHeading___Toc18207470" text:style-name="Index_20_Link" text:visited-style-name="Index_20_Link"><text:span text:style-name="T16">3.1 <text:s/>Estrutura Organizacional 6</text:span></text:a></text:p>
          <text:p text:style-name="P41"><text:a xlink:type="simple" xlink:href="#__RefHeading___Toc18207472" text:style-name="Index_20_Link" text:visited-style-name="Index_20_Link"><text:span text:style-name="T16">3.2 <text:s/>Papéis e Responsabilidades 6</text:span></text:a></text:p>
          <text:p text:style-name="P40"><text:a xlink:type="simple" xlink:href="#__RefHeading___Toc18207473" text:style-name="Index_20_Link" text:visited-style-name="Index_20_Link"><text:span text:style-name="T16">4. <text:s/>Processo de Gerenciamento 7</text:span></text:a></text:p>
          <text:p text:style-name="P41"><text:a xlink:type="simple" xlink:href="#__RefHeading___Toc18207474" text:style-name="Index_20_Link" text:visited-style-name="Index_20_Link"><text:span text:style-name="T16">4.1 <text:s/>Estimativas do Projeto 7</text:span></text:a></text:p>
          <text:p text:style-name="P41"><text:a xlink:type="simple" xlink:href="#__RefHeading___Toc18207475" text:style-name="Index_20_Link" text:visited-style-name="Index_20_Link"><text:span text:style-name="T16">4.2 <text:s/>Plano de Projeto 7</text:span></text:a></text:p>
          <text:p text:style-name="P42"><text:a xlink:type="simple" xlink:href="#__RefHeading___Toc18207476" text:style-name="Index_20_Link" text:visited-style-name="Index_20_Link"><text:span text:style-name="T16">4.2.1 <text:s/>Plano de Fases 7</text:span></text:a></text:p>
          <text:p text:style-name="P42"><text:a xlink:type="simple" xlink:href="#__RefHeading___Toc18207477" text:style-name="Index_20_Link" text:visited-style-name="Index_20_Link"><text:span text:style-name="T16">4.2.2 <text:s/>Objetivos das Iterações 7</text:span></text:a></text:p>
          <text:p text:style-name="P42"><text:a xlink:type="simple" xlink:href="#__RefHeading___Toc18207478" text:style-name="Index_20_Link" text:visited-style-name="Index_20_Link"><text:span text:style-name="T16">4.2.3 <text:s/>Releases 7</text:span></text:a></text:p>
          <text:p text:style-name="P41"><text:a xlink:type="simple" xlink:href="#__RefHeading___Toc18207481" text:style-name="Index_20_Link" text:visited-style-name="Index_20_Link"><text:span text:style-name="T16">4.3 <text:s/>Monitoramento e Controle do Projeto 7</text:span></text:a></text:p>
          <text:p text:style-name="P40"><text:a xlink:type="simple" xlink:href="#__RefHeading___Toc18207482" text:style-name="Index_20_Link" text:visited-style-name="Index_20_Link"><text:span text:style-name="T16">5. <text:s/>Anexos 9</text:span></text:a></text:p>
        </text:index-body>
      </text:table-of-content>
      <text:h text:style-name="P44" text:outline-level="1"><text:bookmark-start text:name="__RefHeading___Toc509_2504938150"/><text:bookmark-end text:name="__RefHeading___Toc509_2504938150"/></text:h>
      <text:h text:style-name="P45" text:outline-level="1"><text:bookmark-start text:name="__RefHeading___Toc18207458"/><text:soft-page-break/>Introdução<text:bookmark-end text:name="__RefHeading___Toc18207458"/></text:h>
      <text:p text:style-name="P30">No presente plano de projeto, descrevemos a proposta para o desenvolvimento de um Sistema de Gerenciamento de Portarias e Comissões para o Instituto Federal da Bahia, campus Eunápolis. Este sistema tem como objetivo otimizar o processo <text:span text:style-name="T1">gestão</text:span> das portarias emitidas anualmente pela instituição. Atualmente, a gestão das portarias é marcada por ineficiências que dificultam a obtenção rápida de informações cruciais, como a vigência das portarias, a composição das comissões e o acompanhamento dos prazos. A solução proposta visa implementar uma ferramenta digital que melhorará significativamente a acessibilidade e o gerenciamento desses dados, permitindo uma resposta mais ágil, <text:s/>e <text:span text:style-name="T1">e</text:span> às necessidades administrativas do campus.</text:p>
      <text:h text:style-name="P48" text:outline-level="2"><text:bookmark-start text:name="__RefHeading___Toc18207459"/>Finalidade<text:bookmark-end text:name="__RefHeading___Toc18207459"/></text:h>
      <text:p text:style-name="P31">A finalidade do <text:span text:style-name="T10">Plano de Desenvolvimento de Software</text:span> é reunir todas as informações necessárias para controlar o projeto. Ele descreve a abordagem dada ao desenvolvimento do software e é o plano de nível mais alto gerado e usado pelos gerentes para coordenar o esforço de desenvolvimento.</text:p>
      <text:p text:style-name="P31">O <text:span text:style-name="T10">Plano de Desenvolvimento de Software</text:span> é usado por estas pessoas: </text:p>
      <text:list text:style-name="WW8Num10">
        <text:list-item>
          <text:p text:style-name="P53"><text:span text:style-name="T17">O </text:span><text:span text:style-name="Strong_20_Emphasis"><text:span text:style-name="T17">gerente de projeto</text:span></text:span><text:span text:style-name="T17"> utiliza-o para planejar o cronograma do projeto e as necessidades de recursos e para acompanhar o andamento do projeto em relação ao cronograma. </text:span></text:p>
        </text:list-item>
        <text:list-item>
          <text:p text:style-name="P53"><text:span text:style-name="Strong_20_Emphasis"><text:span text:style-name="T17">Membros da equipe do projeto</text:span></text:span><text:span text:style-name="T17"> utilizam-no para entender o que precisam fazer, quando precisam fazê-lo e quais são as outras atividades das quais eles dependem.</text:span></text:p>
        </text:list-item>
      </text:list>
      <text:h text:style-name="P49" text:outline-level="2"><text:bookmark-start text:name="__RefHeading___Toc18207460"/>Escopo<text:bookmark-end text:name="__RefHeading___Toc18207460"/></text:h>
      <text:p text:style-name="P31">Este <text:span text:style-name="T10">Plano de Desenvolvimento de Software</text:span> descreve o plano geral a ser usado pelo projeto <text:s/><text:subject>Sistema de Controle de Portarias e Comissões</text:subject>, incluindo a implantação do produto. Os detalhes de iterações individuais serão descritos nos Planos de Iteração. Os planos, conforme especificado neste documento, baseiam-se nos requisitos do produto definidos no <text:span text:style-name="T10">Documento de Visão</text:span>.</text:p>
      <text:h text:style-name="P49" text:outline-level="2"><text:bookmark-start text:name="__RefHeading___Toc18207461"/>Definições, Acrônimos e Abreviações<text:bookmark-end text:name="__RefHeading___Toc18207461"/></text:h>
      <text:p text:style-name="P17">[Esta subseção apresenta as definições de todos os termos, acrônimos e abreviações necessários para a correta interpretação do <text:span text:style-name="T11">Plano de Desenvolvimento de Software</text:span>. Essas informações podem ser fornecidas mediante referência ao Glossário do projeto.]</text:p>
      <text:p text:style-name="P32">Consulte o Glossário do Projeto.</text:p>
      <text:h text:style-name="P49" text:outline-level="2"><text:bookmark-start text:name="__RefHeading___Toc18207462"/>Referências<text:bookmark-end text:name="__RefHeading___Toc18207462"/></text:h>
      <text:p text:style-name="P17">[Esta subseção apresenta uma lista completa de todos os documentos mencionados no <text:span text:style-name="T11">Plano de Desenvolvimento de Software</text:span>. Identifique cada documento por título, número do relatório (se aplicável), <text:soft-page-break/>data e organização de publicação. Especifique as fontes a partir das quais as referências podem ser obtidas. Essas informações podem ser fornecidas mediante referência a um apêndice ou outro documento. </text:p>
      <text:p text:style-name="P17">No caso do <text:span text:style-name="T11">Plano de Desenvolvimento de Software</text:span>, a lista de artefatos referenciados inclui: </text:p>
      <text:list text:style-name="WW8Num13">
        <text:list-item>
          <text:p text:style-name="P52">Site na Web do RUP para Projetos Pequenos</text:p>
        </text:list-item>
        <text:list-item>
          <text:p text:style-name="P52">Planos de Iteração</text:p>
        </text:list-item>
        <text:list-item>
          <text:p text:style-name="P52">Caso de Desenvolvimento</text:p>
        </text:list-item>
        <text:list-item>
          <text:p text:style-name="P52">Visão</text:p>
        </text:list-item>
        <text:list-item>
          <text:p text:style-name="P52">Glossário</text:p>
        </text:list-item>
        <text:list-item>
          <text:p text:style-name="P52">Todos os demais planos ou documentação de suporte.</text:p>
        </text:list-item>
      </text:list>
      <text:p text:style-name="P39"/>
      <text:h text:style-name="P50" text:outline-level="2"><text:bookmark-start text:name="__RefHeading___Toc18207463"/>Visão Geral<text:bookmark-end text:name="__RefHeading___Toc18207463"/></text:h>
      <text:p text:style-name="P17">[Esta subseção descreve o conteúdo restante do <text:span text:style-name="T11">Plano de Desenvolvimento de Software</text:span> e explica como o documento está organizado. O texto abaixo é fornecido como exemplo.]</text:p>
      <text:p text:style-name="P32">Este <text:span text:style-name="T10">Plano de Desenvolvimento de Software</text:span> contém as seguintes informações:</text:p>
      <text:p text:style-name="P32">Visão Geral do Projeto — apresenta uma descrição da finalidade, do escopo e dos objetivos do projeto. Também define os produtos que se espera que o projeto libere.</text:p>
      <text:p text:style-name="P32">Organização do Projeto — descreve a estrutura organizacional da equipe do projeto.</text:p>
      <text:p text:style-name="P32">Processo de Gerenciamento — explica o custo estimado e o cronograma, define os principais marcos e fases do projeto e descreve como o projeto será monitorado.</text:p>
      <text:p text:style-name="P32">Planos e Diretrizes Aplicáveis — apresentam uma visão geral do processo de desenvolvimento do software, abrangendo métodos, ferramentas e técnicas a serem seguidos.</text:p>
      <text:h text:style-name="P46" text:outline-level="1"><text:bookmark-start text:name="__RefHeading___Toc18207464"/>Visão Geral do Projeto<text:bookmark-end text:name="__RefHeading___Toc18207464"/></text:h>
      <text:h text:style-name="P49" text:outline-level="2"><text:bookmark-start text:name="__RefHeading___Toc18207465"/>Finalidade, Escopo e Objetivos do Projeto<text:bookmark-end text:name="__RefHeading___Toc18207465"/></text:h>
      <text:p text:style-name="P17">[Uma breve descrição da finalidade e dos objetivos deste projeto e uma breve descrição dos produtos que se espera que o projeto libere.]</text:p>
      <text:h text:style-name="P49" text:outline-level="2"><text:bookmark-start text:name="__RefHeading___Toc18207466"/>Suposições e Restrições<text:bookmark-end text:name="__RefHeading___Toc18207466"/></text:h>
      <text:p text:style-name="P17">[Uma lista das suposições em que este plano se baseia e de quaisquer restrições como, por exemplo, de orçamento, equipe, equipamento e programação, que se aplicam ao projeto.]</text:p>
      <text:h text:style-name="P49" text:outline-level="2"><text:bookmark-start text:name="__RefHeading___Toc18207467"/>Produtos Liberados do Projeto<text:bookmark-end text:name="__RefHeading___Toc18207467"/></text:h>
      <text:p text:style-name="P17">[Uma lista dos artefatos a serem criados durante o projeto, incluindo datas-alvo de liberação. O texto abaixo é fornecido como exemplo.]</text:p>
      <text:p text:style-name="P32"><text:soft-page-break/>Os produtos liberados de cada fase do projeto estão identificados no Caso de Desenvolvimento. <text:s/>Os produtos liberados são entregues no final da iteração, conforme especificado na seção <text:span text:style-name="T10">4.2.4 Programação do Projeto</text:span>.</text:p>
      <text:h text:style-name="P49" text:outline-level="2"><text:bookmark-start text:name="__RefHeading___Toc18207468"/>Evolução do Plano de Desenvolvimento de Software<text:bookmark-end text:name="__RefHeading___Toc18207468"/></text:h>
      <text:p text:style-name="P17">[Uma tabela de versões propostas do <text:span text:style-name="T11">Plano de Desenvolvimento de Software</text:span> e os critérios para a revisão não-programada e reedição deste plano. O texto abaixo é fornecido como exemplo.]</text:p>
      <text:p text:style-name="P32">O <text:span text:style-name="T10">Plano de Desenvolvimento de Software</text:span> será revisado antes do início de cada fase de Iteração.</text:p>
      <text:h text:style-name="P46" text:outline-level="1"><text:bookmark-start text:name="__RefHeading___Toc18207469"/>Organização do Projeto<text:bookmark-end text:name="__RefHeading___Toc18207469"/></text:h>
      <text:h text:style-name="P49" text:outline-level="2"><text:bookmark-start text:name="__RefHeading___Toc18207472"/>Papéis e Responsabilidades<text:bookmark-end text:name="__RefHeading___Toc18207472"/>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0">Pessoa</text:p>
          </table:table-cell>
          <table:table-cell table:style-name="Tabela2.B1" office:value-type="string">
            <text:p text:style-name="P19">Papéis</text:p>
          </table:table-cell>
        </table:table-row>
        <table:table-row table:style-name="Tabela2.1">
          <table:table-cell table:style-name="Tabela2.A2" office:value-type="string">
            <text:p text:style-name="P36">Ícaro </text:p>
          </table:table-cell>
          <table:table-cell table:style-name="Tabela2.B2" office:value-type="string">
            <text:p text:style-name="P38"><text:span text:style-name="T11">Líder do Projeto</text:span>: Responsável pela coordenação geral do projeto, definição de requisitos, comunicação com <text:span text:style-name="T14">stakeholders</text:span>, e supervisão do desenvolvimento.</text:p>
          </table:table-cell>
        </table:table-row>
        <table:table-row table:style-name="Tabela2.1">
          <table:table-cell table:style-name="Tabela2.A2" office:value-type="string">
            <text:p text:style-name="P36">Anderson <text:span text:style-name="T18">P. Silva</text:span></text:p>
          </table:table-cell>
          <table:table-cell table:style-name="Tabela2.B2" office:value-type="string">
            <text:p text:style-name="P38"><text:span text:style-name="T11">Gerente de Desenvolvimento</text:span>: Responsável pelo desenvolvimento das funcionalidades principais, revisão de código, e garantia de qualidade do software.</text:p>
          </table:table-cell>
        </table:table-row>
        <table:table-row table:style-name="Tabela2.1">
          <table:table-cell table:style-name="Tabela2.A2" office:value-type="string">
            <text:p text:style-name="P36">Thiago</text:p>
          </table:table-cell>
          <table:table-cell table:style-name="Tabela2.B2" office:value-type="string">
            <text:p text:style-name="P37"><text:span text:style-name="T11">Desenvolvedor Júnior</text:span>: Responsável por auxiliar na programação de funcionalidades, realizar testes unitários, e ajudar na documentação do sistema.</text:p>
          </table:table-cell>
        </table:table-row>
        <table:table-row table:style-name="Tabela2.5">
          <table:table-cell table:style-name="Tabela2.A2" office:value-type="string">
            <text:p text:style-name="P36">Todos</text:p>
          </table:table-cell>
          <table:table-cell table:style-name="Tabela2.B2" office:value-type="string">
            <text:p text:style-name="P35">Revisar plano de desenvolvimento e propor melhorias.</text:p>
          </table:table-cell>
        </table:table-row>
      </table:table>
      <text:h text:style-name="P47" text:outline-level="1"><text:bookmark-start text:name="__RefHeading___Toc18207473"/>Processo de Gerenciamento<text:bookmark-end text:name="__RefHeading___Toc18207473"/></text:h>
      <text:h text:style-name="P49" text:outline-level="2"><text:bookmark-start text:name="__RefHeading___Toc18207474"/>Estimativas do Projeto<text:bookmark-end text:name="__RefHeading___Toc18207474"/></text:h>
      <text:p text:style-name="P33">[Forneça a programação estimada do projeto, assim como a base dessas estimativas, e os pontos e circunstâncias do projeto em que serão feitas novas estimativas.]</text:p>
      <text:h text:style-name="P49" text:outline-level="2"><text:bookmark-start text:name="__RefHeading___Toc18207475"/>Plano de Projeto<text:bookmark-end text:name="__RefHeading___Toc18207475"/></text:h>
      <text:p text:style-name="P33">[Esta seção contém a programação e os recursos do projeto.]</text:p>
      <text:h text:style-name="P51" text:outline-level="3"><text:bookmark-start text:name="__RefHeading___Toc18207476"/>Plano de Fases<text:bookmark-end text:name="__RefHeading___Toc18207476"/></text:h>
      <text:p text:style-name="P33">[Inclua o seguinte:</text:p>
      <text:p text:style-name="P34"><text:span text:style-name="T15"></text:span><text:span text:style-name="T9"> <text:s text:c="4"/></text:span>Estrutura de Divisão de Trabalho (WBS) — opcional para projetos pequenos</text:p>
      <text:p text:style-name="P34"><text:span text:style-name="T15"></text:span><text:span text:style-name="T9"> <text:s text:c="4"/></text:span>uma linha de tempo ou um gráfico de Gantt mostrando o tempo alocado para as fases ou iterações do projeto</text:p>
      <text:p text:style-name="P34"><text:span text:style-name="T15"></text:span><text:span text:style-name="T9"> <text:s text:c="4"/></text:span>identificação dos principais marcos com os respectivos critérios de êxito</text:p>
      <text:p text:style-name="P33">Defina todas as demonstrações e pontos de release importantes.]</text:p>
      <text:h text:style-name="P51" text:outline-level="3"><text:bookmark-start text:name="__RefHeading___Toc18207477"/><text:soft-page-break/>Objetivos das Iterações<text:bookmark-end text:name="__RefHeading___Toc18207477"/></text:h>
      <text:p text:style-name="P33">[Liste os objetivos a serem atingidos para cada uma das iterações.]</text:p>
      <text:h text:style-name="P51" text:outline-level="3"><text:bookmark-start text:name="__RefHeading___Toc18207478"/>Releases<text:bookmark-end text:name="__RefHeading___Toc18207478"/></text:h>
      <text:p text:style-name="P33">[Uma breve descrição de cada release de software e se é uma versão beta, de demonstração etc.]</text:p>
      <text:h text:style-name="P49" text:outline-level="2"><text:bookmark-start text:name="__RefHeading___Toc18207481"/>Monitoramento e Controle do Projeto<text:bookmark-end text:name="__RefHeading___Toc18207481"/></text:h>
      <text:p text:style-name="P33"> [Abaixo apresentamos uma lista de verificação de itens a serem considerados:</text:p>
      <text:list text:style-name="WW8Num43">
        <text:list-item>
          <text:p text:style-name="P54">Gerenciamento de Requisitos: especifique as informações e os mecanismos de controle que serão coletados e usados para medir, relatar e controlar mudanças nos requisitos do produto.</text:p>
        </text:list-item>
        <text:list-item>
          <text:p text:style-name="P54">Controle de Cronograma e Orçamento: Descreva a abordagem a ser adotada para monitorar as despesas, tendo em vista o orçamento do projeto e o andamento de acordo com o cronograma planejado. Descreva como executar ações corretivas quando necessário. </text:p>
        </text:list-item>
        <text:list-item>
          <text:p text:style-name="P54">Controle de Qualidade: Descreva o andamento e os métodos a serem usados para controlar a qualidade dos produtos liberados do projeto e como executar ações corretivas quando necessário. Inclua técnicas, métricas, critérios e procedimentos usados para avaliação — isso compreenderá inspeções técnicas, inspeções e revisões. Observe que esses procedimentos são um complemento do Plano de Teste, que não está incluído no Plano de Desenvolvimento de Software.</text:p>
        </text:list-item>
        <text:list-item>
          <text:p text:style-name="P54">Relatórios e Métricas: descreva os relatórios internos e externos a serem gerados, e a freqüência e distribuição de publicação. Especifique as métricas que deverão ser coletadas e o porquê.</text:p>
        </text:list-item>
        <text:list-item>
          <text:p text:style-name="P54">Gerenciamento de Riscos: descreva o método que será usado para identificar, analisar, priorizar, monitorar e diminuir os riscos. Inclua uma lista de riscos e seus status atuais.</text:p>
        </text:list-item>
        <text:list-item>
          <text:p text:style-name="P54">Finalização do Projeto: descreva as atividades necessárias para que o projeto seja concluído de forma organizada, incluindo a nova designação da equipe, o arquivamento de materiais do projeto, interrogações e relatórios de post-mortem etc.</text:p>
        </text:list-item>
        <text:list-item>
          <text:p text:style-name="P54">Gerenciamento de Configuração: descreva o processo através do qual os problemas e mudanças são enviados, revisados e organizados. Descreva como os artefatos do produto ou do projeto deverão ser nomeados, marcados e numerados, incluindo hardware, software do sistema, Produtos de Terceiros (COTS), planos, modelos, componentes, software de teste, resultados e dados, executáveis etc. Descreva políticas de retenção e os planos de backup, desastre e recuperação. Descreva também como a mídia deve ser mantida — on-line, off-line, tipo de mídia e formato.</text:p>
        </text:list-item>
        <text:list-item>
          <text:p text:style-name="P54">Resolução de Problemas: descreva o método que será usado para resolver desentendimentos com o cliente, incluindo como lidar com desentendimentos relacionados a contratos, ao escopo do projeto e a atrasos na programação. </text:p>
        </text:list-item>
        <text:list-item>
          <text:p text:style-name="P54">Gerenciamento de Subfornecedores: descreva como os subcontratantes serão gerenciados.</text:p>
        </text:list-item>
        <text:list-item>
          <text:p text:style-name="P54">Plano de Melhoria do Processo: descreva como a eficiência do projeto será avaliada e melhorada.</text:p>
        </text:list-item>
      </text:list>
      <text:p text:style-name="P33">O texto abaixo é fornecido como exemplo.]</text:p>
      <text:p text:style-name="P22">Gerenciamento de Requisitos</text:p>
      <text:p text:style-name="P32"><text:soft-page-break/>Os requisitos desse sistema são capturados no Documento de Visão. As mudanças solicitadas nos requisitos são capturadas nas Solicitações de Mudança e são aprovadas como parte do processo de Gerenciamento de Configuração. </text:p>
      <text:p text:style-name="Text_20_body"><text:span text:style-name="Strong_20_Emphasis"><text:span text:style-name="T17">Controle de Cronograma e Orçamento</text:span></text:span></text:p>
      <text:p text:style-name="P32">O gerente de projeto mantém uma programação mostrando a data esperada de cada marco. Os itens de linha na programação incluem pacotes de trabalho atribuídos a pessoas. Cada pessoa a quem é atribuído um pacote de trabalho fornece ao gerente do projeto informações sobre o percentual de conclusão das tarefas semanalmente. </text:p>
      <text:p text:style-name="Text_20_body"><text:span text:style-name="Strong_20_Emphasis"><text:span text:style-name="T17">Controle de Qualidade</text:span></text:span></text:p>
      <text:p text:style-name="P32">Os defeitos serão registrados e monitorados como Solicitações de Mudança, e as métricas de defeito serão coletadas (consulte Relatórios e Métricas abaixo).</text:p>
      <text:p text:style-name="P32">Será necessário que todos os produtos liberados sejam submetidos ao processo de revisão adequado. A revisão é necessária para assegurar que cada produto liberado seja de qualidade.</text:p>
      <text:p text:style-name="P32">Todos os defeitos encontrados durante a revisão que não forem corrigidos antes da liberação para integração deverão ser capturados como Solicitações de Mudança para que não sejam esquecidos.</text:p>
      <text:p text:style-name="Text_20_body"><text:span text:style-name="Strong_20_Emphasis"><text:span text:style-name="T17">Gerenciamento de Riscos </text:span></text:span></text:p>
      <text:p text:style-name="P32">Os riscos serão identificados na Fase de Iniciação usando os passos identificados na atividade “Identificar e Avaliar Riscos”. Os riscos do projeto serão avaliados pelo menos uma vez em cada iteração e documentados no plano de gerência de riscos.<text:span text:style-name="T8"> </text:span></text:p>
      <text:p text:style-name="Text_20_body"><text:span text:style-name="Strong_20_Emphasis"><text:span text:style-name="T17">Gerenciamento de Configuração</text:span></text:span></text:p>
      <text:p text:style-name="P32">Serão selecionadas ferramentas apropriadas que fornecem um banco de dados de Solicitações de Mudança e um repositório controlado de versões dos artefatos do projeto. </text:p>
      <text:p text:style-name="P32">Todo o código-fonte, os scripts de teste e os arquivos de dados serão incluídos nas baselines. A documentação relacionada ao código-fonte também será incluída na baseline como, por exemplo, a documentação de design. Todos os artefatos de produtos liberados do cliente são incluídos na baseline final da iteração, inclusive os executáveis.</text:p>
      <text:p text:style-name="P32">As Solicitações de Mudança são revisadas e aprovadas pelo membro do projeto responsável pelo papel Gerente de Controle de Mudança. </text:p>
      <text:p text:style-name="P32">Os backups completos são efetuados ao final de cada iteração. </text:p>
      <text:h text:style-name="P46" text:outline-level="1"><text:bookmark-start text:name="__RefHeading___Toc18207482"/><text:soft-page-break/>Anexos<text:bookmark-end text:name="__RefHeading___Toc18207482"/></text:h>
      <text:p text:style-name="P33">[Material adicional de uso para o leitor do <text:span text:style-name="T11">Plano de Desenvolvimento de Software</text:span>. Liste ou inclua planos e padrões técnicos de qualquer projeto que se aplicam a esse projeto. Normalmente, o Caso de Desenvolvimento, os planos para infra-estrutura e a aceitação do produto incluem-se nesses planos e padrões . Além disso, também estão normalmente incluídos Guias de Programação, Guias de Design e outros guias de processo. O texto abaixo é fornecido como exemplo.]</text:p>
      <text:p text:style-name="P32">O projeto seguirá o processo do RUP para Projetos Pequenos, conforme a adaptação contida no Caso de Desenvolvimento do projeto.</text:p>
      <text:p text:style-name="P32">Outros planos de processo aplicáveis estão listados na seção de referências, incluindo o Guia de Programação.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line-height="150%" fo:keep-together="always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7cm" fo:margin-right="0cm" fo:margin-top="0.349cm" fo:margin-bottom="0.349cm" style:contextual-spacing="false" fo:text-indent="0cm" style:auto-text-indent="false" style:page-number="auto" fo:keep-with-next="always">
        <style:tab-stops/>
      </style:paragraph-properties>
      <style:text-properties fo:text-transform="uppercase" style:font-name="Liberation Serif1" fo:font-family="'Liberation Serif'" style:font-style-name="Negrito" style:font-family-generic="roman" style:font-pitch="variable" fo:font-size="10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variant="normal" fo:text-transform="none"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.212cm" style:contextual-spacing="false"/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.212cm" fo:margin-bottom="0cm" style:contextual-spacing="false" fo:text-indent="0cm" style:auto-text-indent="false"/>
      <style:text-properties fo:font-style="italic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line-height="100%" fo:orphans="2" fo:widows="2" fo:text-indent="0cm" style:auto-text-indent="false"/>
      <style:text-properties fo:font-size="12pt" style:font-size-asian="12pt" style:font-size-complex="12pt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style:contextual-spacing="false" fo:orphans="2" fo:widows="2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28pt" style:font-weight-asian="bold" style:font-size-complex="28pt" style:font-weight-complex="bold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1" fo:font-family="Symbol" style:font-family-generic="roman" style:font-pitch="variable" style:font-charset="x-symbol" fo:font-size="10pt" style:font-size-asian="10pt" style:font-name-complex="Symbol1" style:font-family-complex="Symbol" style:font-family-generic-complex="roman" style:font-pitch-complex="variable" style:font-charset-complex="x-symbol" style:font-size-complex="10pt"/>
    </style:style>
    <style:style style:name="WW8Num3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32z2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3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Times New Roman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1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Times New Roman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1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loext:num-list-format="?" style:num-suffix="?" style:num-format="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2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2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2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2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2" text:style-name="WW8Num34z1" loext:num-list-format="%2%.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"/>
      </text:list-level-style-bullet>
      <text:list-level-style-bullet text:level="3" text:style-name="WW8Num3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Times New Roman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1"/>
      </text:list-level-style-bullet>
      <text:list-level-style-bullet text:level="5" text:style-name="WW8Num34z1" loext:num-list-format="%5%.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3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Times New Roman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1"/>
      </text:list-level-style-bullet>
      <text:list-level-style-bullet text:level="8" text:style-name="WW8Num3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3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loext:num-list-format="?" style:num-suffix="?" style:num-format="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43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4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5" text:style-name="WW8Num43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4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8" text:style-name="WW8Num4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4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number:date-style style:name="N20107" number:language="pt" number:country="BR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59cm" fo:margin-left="-0.191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07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3" style:family="table">
      <style:table-properties style:width="16.732cm" fo:margin-left="-0.191cm" table:align="left" style:writing-mode="lr-tb"/>
    </style:style>
    <style:style style:name="Tabela3.A" style:family="table-column">
      <style:table-column-properties style:column-width="5.57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8pt" fo:language="pt" fo:country="BR" fo:font-weight="bold" style:font-size-asian="18pt" style:font-weight-asian="bold" style:font-name-complex="Arial" style:font-size-complex="18pt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Standard">
      <style:text-properties fo:language="pt" fo:country="BR"/>
    </style:style>
    <style:style style:name="M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8" style:family="paragraph" style:parent-style-name="Header">
      <style:text-properties fo:language="pt" fo:country="BR"/>
    </style:style>
    <style:style style:name="M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0" style:family="paragraph" style:parent-style-name="Standard">
      <style:paragraph-properties fo:text-align="center" style:justify-single-word="false"/>
      <style:text-properties fo:language="pt" fo:country="BR"/>
    </style:style>
    <style:style style:name="MP11" style:family="paragraph" style:parent-style-name="Standard">
      <style:paragraph-properties fo:text-align="end" style:justify-single-word="false"/>
    </style:style>
    <style:style style:name="MP12" style:family="paragraph" style:parent-style-name="Footer">
      <style:text-properties fo:language="pt" fo:country="BR"/>
    </style:style>
    <style:style style:name="MT1" style:family="text">
      <style:text-properties officeooo:rsid="001b0c57"/>
    </style:style>
    <style:style style:name="MT2" style:family="text">
      <style:text-properties officeooo:rsid="0021e70a"/>
    </style:style>
    <style:style style:name="MT3" style:family="text">
      <style:text-properties officeooo:rsid="001a63d6"/>
    </style:style>
    <style:style style:name="MT4" style:family="text">
      <style:text-properties officeooo:rsid="001cb875"/>
    </style:style>
    <style:style style:name="MT5" style:family="text">
      <style:text-properties style:font-name="Symbol1" style:font-name-asian="Symbol1" style:font-name-complex="Symbol1"/>
    </style:style>
    <style:style style:name="MT6" style:family="text">
      <style:text-properties style:font-name="Liberation Sans" style:font-name-asian="Symbol1" style:font-name-complex="Symbol1"/>
    </style:style>
    <style:style style:name="MT7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variable-decls>
          <text:variable-decl office:value-type="string" text:name="Company"/>
        </text:variable-decls>
        <text:p text:style-name="MP1"/>
        <text:p text:style-name="MP2"/>
        <text:p text:style-name="MP3"><text:variable-set text:name="Company" office:value-type="string">IATech Solutions</text:variable-set>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6"><text:subject>Sistema de Controle de Portarias e Comissões</text:subject></text:p>
            </table:table-cell>
            <table:table-cell table:style-name="Tabela4.A1" office:value-type="string">
              <text:p text:style-name="MP7">Versão: <text:variable-get text:name="Version">2.0</text:variable-get></text:p>
            </table:table-cell>
          </table:table-row>
          <table:table-row table:style-name="Tabela4.1">
            <table:table-cell table:style-name="Tabela4.A1" office:value-type="string">
              <text:p text:style-name="MP6"><text:title>Plano de Desenvolvimento de Software</text:title></text:p>
            </table:table-cell>
            <table:table-cell table:style-name="Tabela4.A1" office:value-type="string">
              <text:p text:style-name="MP6">Data: <text:date style:data-style-name="N36" text:date-value="2024-08-18T12:57:43.271970790" text:fixed="true">18/08/2024</text:date></text:p>
            </table:table-cell>
          </table:table-row>
          <table:table-row table:style-name="Tabela4.1">
            <table:table-cell table:style-name="Tabela4.A1" table:number-columns-spanned="2" office:value-type="string">
              <text:p text:style-name="MP6"><text:span text:style-name="MT1">PDS-SCP</text:span><text:span text:style-name="MT2">C</text:span><text:span text:style-name="MT3"> </text:span><text:span text:style-name="MT4">nº </text:span><text:editing-cycles>15</text:editing-cycles></text:p>
            </table:table-cell>
            <table:covered-table-cell/>
          </table:table-row>
        </table:table>
        <text:p text:style-name="MP8"/>
      </style:header>
      <style:footer>
        <table:table table:name="Tabela3" table:style-name="Tabela3">
          <table:table-column table:style-name="Tabela3.A" table:number-columns-repeated="3"/>
          <table:table-row table:style-name="Tabela3.1">
            <table:table-cell table:style-name="Tabela3.A1" office:value-type="string">
              <text:p text:style-name="MP9">Confidencial</text:p>
            </table:table-cell>
            <table:table-cell table:style-name="Tabela3.A1" office:value-type="string">
              <text:p text:style-name="MP10"><text:span text:style-name="MT5"></text:span><text:span text:style-name="MT6"><text:user-defined style:data-style-name="N0" text:name="Company">IATech Solutions</text:user-defined></text:span>, <text:date style:data-style-name="N107" text:date-value="2024-08-18T14:09:06.023866022">2024</text:date></text:p>
            </table:table-cell>
            <table:table-cell table:style-name="Tabela3.A1" office:value-type="string">
              <text:p text:style-name="MP11"><text:span text:style-name="MT7">Página </text:span><text:span text:style-name="Page_20_Number"><text:span text:style-name="MT7"><text:page-number text:select-page="current">9</text:page-number></text:span></text:span><text:span text:style-name="Page_20_Number"><text:span text:style-name="MT7"><text:s/>de </text:span></text:span><text:span text:style-name="Page_20_Number"><text:span text:style-name="MT7"><text:page-count style:num-format="1">9</text:page-count></text:span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o de Desenvolvimento de Software</dc:title>
    <dc:subject>Sistema de Controle de Portarias e Comissões</dc:subject>
    <meta:creation-date>2024-08-02T23:04:27.956547409</meta:creation-date>
    <dc:creator>Anderson Passos Silva</dc:creator>
    <dc:date>2024-08-18T13:22:00.110514869</dc:date>
    <meta:editing-cycles>15</meta:editing-cycles>
    <meta:editing-duration>PT2H59M58S</meta:editing-duration>
    <meta:generator>LibreOffice/7.4.7.2$Linux_X86_64 LibreOffice_project/40$Build-2</meta:generator>
    <meta:document-statistic meta:table-count="4" meta:image-count="0" meta:object-count="0" meta:page-count="9" meta:paragraph-count="146" meta:word-count="1954" meta:character-count="12798" meta:non-whitespace-character-count="10970"/>
    <meta:user-defined meta:name="Company">IATech Solutions</meta:user-defined>
  </office:meta>
</office:document-meta>
</file>